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1.279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5.52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style:font-size-asian="12pt" style:font-size-complex="12pt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style:font-size-asian="12pt" style:font-size-complex="12pt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style:font-size-asian="12pt" style:font-size-complex="12pt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color="#800000" fo:font-size="12pt" style:font-size-asian="12pt" style:font-size-complex="12pt"/>
    </style:style>
    <style:style style:name="ce11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12pt" style:language-asian="zxx" style:country-asian="none" style:font-name-complex="Ubuntu" style:font-size-complex="12pt" style:language-complex="zxx" style:country-complex="none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/>
      <style:text-properties fo:color="#008000" fo:font-size="12pt" style:font-size-asian="12pt" style:font-size-complex="12pt"/>
    </style:style>
    <style:style style:name="ce13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color="#ff3333" fo:font-size="12pt" style:font-size-asian="12pt" style:font-size-complex="12pt"/>
    </style:style>
    <style:style style:name="ce14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color="#ff0000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1" office:value-type="string">
            <text:p>Hours Spend</text:p>
          </table:table-cell>
          <table:table-cell/>
          <table:table-cell table:style-name="ce12" office:value-type="string">
            <text:p>UC.Design</text:p>
          </table:table-cell>
          <table:table-cell table:style-name="ce13" office:value-type="string">
            <text:p>UC4.Design+UC5.Design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1.5">
            <text:p>1.5</text:p>
          </table:table-cell>
          <table:table-cell/>
          <table:table-cell table:style-name="ce12" office:value-type="string">
            <text:p>UC5</text:p>
          </table:table-cell>
          <table:table-cell table:style-name="ce14" office:value-type="string">
            <text:p>ViewFeedback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/>
          <table:table-cell table:style-name="ce12" office:value-type="string">
            <text:p>UC6</text:p>
          </table:table-cell>
          <table:table-cell table:style-name="ce14" office:value-type="string">
            <text:p>ManageWatchList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/>
          <table:table-cell table:style-name="ce12" office:value-type="string">
            <text:p>UC7</text:p>
          </table:table-cell>
          <table:table-cell table:style-name="ce14" office:value-type="string">
            <text:p>ManageUsers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5.5">
            <text:p>5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2">
            <text:p>2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4.5">
            <text:p>4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4">
            <text:p>24/03/13</text:p>
          </table:table-cell>
          <table:table-cell table:style-name="ce7" office:value-type="string">
            <text:p>UC.designDOC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5">
            <text:p>25/03/13</text:p>
          </table:table-cell>
          <table:table-cell table:style-name="ce7" office:value-type="string">
            <text:p>Other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6">
            <text:p>2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7">
            <text:p>2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8">
            <text:p>2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9">
            <text:p>29/03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30">
            <text:p>3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31">
            <text:p>31/03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1">
            <text:p>01/04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2">
            <text:p>02/04/13</text:p>
          </table:table-cell>
          <table:table-cell office:value-type="string">
            <text:p>UC1.Coding</text:p>
          </table:table-cell>
          <table:table-cell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3">
            <text:p>03/04/13</text:p>
          </table:table-cell>
          <table:table-cell office:value-type="string">
            <text:p>uc.coding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4">
            <text:p>04/04/13</text:p>
          </table:table-cell>
          <table:table-cell table:style-name="ce10" office:value-type="string">
            <text:p>Nothing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3-04-05">
            <text:p>05/04/13</text:p>
          </table:table-cell>
          <table:table-cell table:style-name="ce10" office:value-type="string">
            <text:p>Nothing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3-04-06">
            <text:p>06/04/13</text:p>
          </table:table-cell>
          <table:table-cell office:value-type="string">
            <text:p>UC.testin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7">
            <text:p>07/04/13</text:p>
          </table:table-cell>
          <table:table-cell office:value-type="string">
            <text:p>UC5.cod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8">
            <text:p>08/04/13</text:p>
          </table:table-cell>
          <table:table-cell office:value-type="string">
            <text:p>UC5.cod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9">
            <text:p>09/04/13</text:p>
          </table:table-cell>
          <table:table-cell office:value-type="string">
            <text:p>UC6.coding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4" table:number-rows-repeated="14">
          <table:table-cell table:style-name="ce3"/>
          <table:table-cell table:number-columns-repeated="1023"/>
        </table:table-row>
        <table:table-row table:style-name="ro4" table:number-rows-repeated="10484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4-09T10:14:54</dc:date>
    <dc:creator>Pratibind jha</dc:creator>
    <meta:editing-duration>PT16M8S</meta:editing-duration>
    <meta:editing-cycles>45</meta:editing-cycles>
    <meta:generator>LibreOffice/3.5$Linux_x86 LibreOffice_project/350m1$Build-2</meta:generator>
    <meta:document-statistic meta:table-count="3" meta:cell-count="261" meta:object-count="0"/>
  </office:meta>
</office:document-meta>
</file>